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svg:stroke-width="0.1cm" svg:stroke-color="#c9211e" draw:marker-start="" draw:marker-start-width="0.35cm" draw:marker-end="Extrémités_20_de_20_flèche_20_1" draw:marker-end-width="0.35cm" draw:fill-color="#c9211e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c9211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style-name="gr1" draw:text-style-name="P1" svg:x1="7.01cm" svg:y1="6.731cm" svg:x2="0.469cm" svg:y2="1.819cm">
            <text:p/>
          </draw:line>
        </table:shapes>
        <table:table-column table:style-name="co1" table:number-columns-repeated="8" table:default-cell-style-name="ce1"/>
        <table:table-column table:style-name="co1" table:default-cell-style-name="ce7"/>
        <table:table-row table:style-name="ro1">
          <table:table-cell office:value-type="float" office:value="181" calcext:value-type="float">
            <text:p>18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10110101" calcext:value-type="float" table:number-columns-spanned="4" table:number-rows-spanned="1">
            <text:p>10110101</text:p>
          </table:table-cell>
          <table:covered-table-cell table:number-columns-repeated="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4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7:47:25.889814726</meta:creation-date>
    <dc:date>2021-08-28T17:54:34.132278844</dc:date>
    <meta:editing-duration>PT7M8S</meta:editing-duration>
    <meta:editing-cycles>1</meta:editing-cycles>
    <meta:generator>LibreOffice/6.4.7.2$Linux_X86_64 LibreOffice_project/40$Build-2</meta:generator>
    <meta:document-statistic meta:table-count="1" meta:cell-count="26" meta:object-count="1"/>
  </office:meta>
</office:document-meta>
</file>